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36.2pt"/>
    </style:style>
    <style:style style:name="co3" style:family="table-column">
      <style:table-column-properties fo:break-before="auto" style:column-width="175.24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36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color="#ff6633" fo:font-weight="normal" style:font-weight-asian="normal" style:font-weight-complex="normal"/>
    </style:style>
    <style:style style:name="ce574" style:family="table-cell" style:parent-style-name="Default">
      <style:text-properties fo:color="#008080" fo:font-weight="normal" style:font-weight-asian="normal" style:font-weight-complex="normal"/>
    </style:style>
    <style:style style:name="ce575" style:family="table-cell" style:parent-style-name="Default">
      <style:text-properties fo:color="#b80047" fo:font-weight="normal" style:font-weight-asian="normal" style:font-weight-complex="normal"/>
    </style:style>
    <style:style style:name="ce8" style:family="table-cell" style:parent-style-name="Default">
      <style:text-properties fo:color="#00ae00" fo:font-weight="normal" style:font-weight-asian="normal" style:font-weight-complex="normal"/>
    </style:style>
    <style:style style:name="ce577" style:family="table-cell" style:parent-style-name="Default">
      <style:text-properties fo:color="#94476b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OK" style:data-style-name="N99">
      <style:paragraph-properties fo:margin-left="0pt"/>
      <style:text-properties fo:font-weight="normal" style:font-weight-asian="normal" style:font-weight-complex="normal"/>
    </style:style>
    <style:style style:name="ce16" style:family="table-cell" style:parent-style-name="OK" style:data-style-name="N99">
      <style:paragraph-properties fo:margin-left="0pt"/>
    </style:style>
    <style:style style:name="ce58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ext-properties fo:color="#ff6633" fo:font-weight="normal" style:font-weight-asian="normal" style:font-weight-complex="normal"/>
      <style:map style:condition="cell-content()=&quot;M1&quot;" style:apply-style-name="M1" style:base-cell-address="Détail.E2"/>
      <style:map style:condition="cell-content()=&quot;M2&quot;" style:apply-style-name="M2" style:base-cell-address="Détail.E2"/>
      <style:map style:condition="cell-content()=&quot;M3&quot;" style:apply-style-name="M3" style:base-cell-address="Détail.E2"/>
      <style:map style:condition="cell-content()=&quot;EXP&quot;" style:apply-style-name="EXP" style:base-cell-address="Détail.E2"/>
    </style:style>
    <style:style style:name="ce20" style:family="table-cell" style:parent-style-name="Default">
      <style:map style:condition="cell-content()=&quot;M1&quot;" style:apply-style-name="M1" style:base-cell-address="Détail.E2"/>
      <style:map style:condition="cell-content()=&quot;M2&quot;" style:apply-style-name="M2" style:base-cell-address="Détail.E2"/>
      <style:map style:condition="cell-content()=&quot;M3&quot;" style:apply-style-name="M3" style:base-cell-address="Détail.E2"/>
      <style:map style:condition="cell-content()=&quot;EXP&quot;" style:apply-style-name="EXP" style:base-cell-address="Détail.E2"/>
    </style:style>
    <style:style style:name="ce31" style:family="table-cell" style:parent-style-name="Default" style:data-style-name="N99"/>
    <style:style style:name="ce22" style:family="table-cell" style:parent-style-name="Default">
      <style:text-properties fo:color="#ff6633" fo:font-weight="normal" style:font-weight-asian="normal" style:font-weight-complex="normal"/>
      <style:map style:condition="cell-content()=&quot;M1&quot;" style:apply-style-name="M1" style:base-cell-address="Détail.W20"/>
      <style:map style:condition="cell-content()=&quot;M2&quot;" style:apply-style-name="M2" style:base-cell-address="Détail.W20"/>
      <style:map style:condition="cell-content()=&quot;M3&quot;" style:apply-style-name="M3" style:base-cell-address="Détail.W20"/>
      <style:map style:condition="cell-content()=&quot;EXP&quot;" style:apply-style-name="EXP" style:base-cell-address="Détail.W20"/>
    </style:style>
    <style:style style:name="ce23" style:family="table-cell" style:parent-style-name="Default">
      <style:text-properties fo:color="#ff6633" fo:font-weight="normal" style:font-weight-asian="normal" style:font-weight-complex="normal"/>
      <style:map style:condition="cell-content()=&quot;M1&quot;" style:apply-style-name="M1" style:base-cell-address="Détail.X5"/>
      <style:map style:condition="cell-content()=&quot;M2&quot;" style:apply-style-name="M2" style:base-cell-address="Détail.X5"/>
      <style:map style:condition="cell-content()=&quot;M3&quot;" style:apply-style-name="M3" style:base-cell-address="Détail.X5"/>
      <style:map style:condition="cell-content()=&quot;EXP&quot;" style:apply-style-name="EXP" style:base-cell-address="Détail.X5"/>
    </style:style>
    <style:style style:name="ce24" style:family="table-cell" style:parent-style-name="Default">
      <style:text-properties fo:color="#ff6633" fo:font-weight="normal" style:font-weight-asian="normal" style:font-weight-complex="normal"/>
      <style:map style:condition="cell-content()=&quot;M1&quot;" style:apply-style-name="M1" style:base-cell-address="Détail.Y14"/>
      <style:map style:condition="cell-content()=&quot;M2&quot;" style:apply-style-name="M2" style:base-cell-address="Détail.Y14"/>
      <style:map style:condition="cell-content()=&quot;M3&quot;" style:apply-style-name="M3" style:base-cell-address="Détail.Y14"/>
      <style:map style:condition="cell-content()=&quot;EXP&quot;" style:apply-style-name="EXP" style:base-cell-address="Détail.Y14"/>
    </style:style>
    <style:style style:name="ce25" style:family="table-cell" style:parent-style-name="Default">
      <style:text-properties fo:color="#ff6633" fo:font-weight="normal" style:font-weight-asian="normal" style:font-weight-complex="normal"/>
      <style:map style:condition="cell-content()=&quot;M1&quot;" style:apply-style-name="M1" style:base-cell-address="Détail.AA11"/>
      <style:map style:condition="cell-content()=&quot;M2&quot;" style:apply-style-name="M2" style:base-cell-address="Détail.AA11"/>
      <style:map style:condition="cell-content()=&quot;M3&quot;" style:apply-style-name="M3" style:base-cell-address="Détail.AA11"/>
      <style:map style:condition="cell-content()=&quot;EXP&quot;" style:apply-style-name="EXP" style:base-cell-address="Détail.AA11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Détail" table:style-name="ta1">
        <office:forms form:automatic-focus="false" form:apply-design-mode="false"/>
        <table:table-column table:style-name="co1" table:default-cell-style-name="ce574"/>
        <table:table-column table:style-name="co2" table:default-cell-style-name="ce574"/>
        <table:table-column table:style-name="co3" table:default-cell-style-name="ce574"/>
        <table:table-column table:style-name="co4" table:default-cell-style-name="ce15"/>
        <table:table-column table:style-name="co4" table:number-columns-repeated="3" table:default-cell-style-name="ce19"/>
        <table:table-column table:style-name="co5" table:number-columns-repeated="30" table:default-cell-style-name="ce19"/>
        <table:table-column table:style-name="co5" table:number-columns-repeated="4" table:default-cell-style-name="ce20"/>
        <table:table-column table:style-name="co6" table:number-columns-repeated="983" table:default-cell-style-name="Default"/>
        <table:table-row table:style-name="ro1">
          <table:table-cell table:style-name="ce1" table:number-columns-repeated="4"/>
          <table:table-cell table:style-name="ce11" office:value-type="time" office:time-value="PT12H00M00S" calcext:value-type="time">
            <text:p>12:00</text:p>
          </table:table-cell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12H20M00S" calcext:value-type="time">
            <text:p>12:20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2H40M00S" calcext:value-type="time">
            <text:p>12:40</text:p>
          </table:table-cell>
          <table:table-cell table:style-name="ce11" office:value-type="time" office:time-value="PT12H50M00S" calcext:value-type="time">
            <text:p>12:5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office:value-type="time" office:time-value="PT13H10M00S" calcext:value-type="time">
            <text:p>13:1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3H40M00S" calcext:value-type="time">
            <text:p>13:40</text:p>
          </table:table-cell>
          <table:table-cell table:style-name="ce11" office:value-type="time" office:time-value="PT13H50M00S" calcext:value-type="time">
            <text:p>13:50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10M00S" calcext:value-type="time">
            <text:p>14:10</text:p>
          </table:table-cell>
          <table:table-cell table:style-name="ce11" office:value-type="time" office:time-value="PT14H20M00S" calcext:value-type="time">
            <text:p>14:20</text:p>
          </table:table-cell>
          <table:table-cell table:style-name="ce11" office:value-type="time" office:time-value="PT14H30M00S" calcext:value-type="time">
            <text:p>14:30</text:p>
          </table:table-cell>
          <table:table-cell table:style-name="ce11" office:value-type="time" office:time-value="PT14H40M00S" calcext:value-type="time">
            <text:p>14:40</text:p>
          </table:table-cell>
          <table:table-cell table:style-name="ce11" office:value-type="time" office:time-value="PT14H50M00S" calcext:value-type="time">
            <text:p>14:50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0M00S" calcext:value-type="time">
            <text:p>15:10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5H30M00S" calcext:value-type="time">
            <text:p>15:30</text:p>
          </table:table-cell>
          <table:table-cell table:style-name="ce11" office:value-type="time" office:time-value="PT15H40M00S" calcext:value-type="time">
            <text:p>15:40</text:p>
          </table:table-cell>
          <table:table-cell table:style-name="ce11" office:value-type="time" office:time-value="PT15H50M00S" calcext:value-type="time">
            <text:p>15:50</text:p>
          </table:table-cell>
          <table:table-cell table:style-name="ce11" office:value-type="time" office:time-value="PT16H00M00S" calcext:value-type="time">
            <text:p>16:00</text:p>
          </table:table-cell>
          <table:table-cell table:style-name="ce11" office:value-type="time" office:time-value="PT16H10M00S" calcext:value-type="time">
            <text:p>16:10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office:value-type="time" office:time-value="PT16H30M00S" calcext:value-type="time">
            <text:p>16:30</text:p>
          </table:table-cell>
          <table:table-cell table:style-name="ce11" office:value-type="time" office:time-value="PT16H40M00S" calcext:value-type="time">
            <text:p>16:40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11" office:value-type="time" office:time-value="PT17H00M00S" calcext:value-type="time">
            <text:p>17:00</text:p>
          </table:table-cell>
          <table:table-cell table:style-name="ce11" office:value-type="time" office:time-value="PT17H10M00S" calcext:value-type="time">
            <text:p>17:10</text:p>
          </table:table-cell>
          <table:table-cell table:style-name="ce11" office:value-type="time" office:time-value="PT17H20M00S" calcext:value-type="time">
            <text:p>17:20</text:p>
          </table:table-cell>
          <table:table-cell table:style-name="ce11" office:value-type="time" office:time-value="PT17H30M00S" calcext:value-type="time">
            <text:p>17:3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11" office:value-type="time" office:time-value="PT17H50M00S" calcext:value-type="time">
            <text:p>17:5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1" table:number-columns-repeated="9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stanha Shüta</text:p>
          </table:table-cell>
          <table:table-cell table:style-name="ce6" office:value-type="string" calcext:value-type="string">
            <text:p>Lycée du Pays de Soule</text:p>
          </table:table-cell>
          <table:table-cell table:formula="of:=IF(COUNTA([.D2:.AO2])&gt;0;IF(AND(COUNTIF([.D2:.AO2];&quot;M1&quot;)=1;COUNTIF([.D2:.AO2];&quot;M2&quot;)=1;COUNTIF([.D2:.AO2];&quot;M3&quot;)=1;COUNTIF([.D2:.AO2];&quot;EXP&quot;)=3);&quot;OK&quot;;&quot;ERR&quot;);&quot;&quot;)" office:value-type="string" office:string-value="OK" calcext:value-type="string">
            <text:p>OK</text:p>
          </table:table-cell>
          <table:table-cell table:number-columns-repeated="8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8"/>
          <table:table-cell office:value-type="string" calcext:value-type="string">
            <text:p>M3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99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e Saving Family</text:p>
          </table:table-cell>
          <table:table-cell table:style-name="ce6" office:value-type="string" calcext:value-type="string">
            <text:p>Lycée du Pays de Soule</text:p>
          </table:table-cell>
          <table:table-cell table:formula="of:=IF(COUNTA([.D3:.AO3])&gt;0;IF(AND(COUNTIF([.D3:.AO3];&quot;M1&quot;)=1;COUNTIF([.D3:.AO3];&quot;M2&quot;)=1;COUNTIF([.D3:.AO3];&quot;M3&quot;)=1;COUNTIF([.D3:.AO3];&quot;EXP&quot;)=3);&quot;OK&quot;;&quot;ERR&quot;);&quot;&quot;)" office:value-type="string" office:string-value="OK" calcext:value-type="string">
            <text:p>OK</text:p>
          </table:table-cell>
          <table:table-cell table:number-columns-repeated="8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8"/>
          <table:table-cell office:value-type="string" calcext:value-type="string">
            <text:p>M3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99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éunion Basci-Béarnais</text:p>
          </table:table-cell>
          <table:table-cell table:style-name="ce6" office:value-type="string" calcext:value-type="string">
            <text:p>Lycée du Pays de Soule</text:p>
          </table:table-cell>
          <table:table-cell table:formula="of:=IF(COUNTA([.D4:.AO4])&gt;0;IF(AND(COUNTIF([.D4:.AO4];&quot;M1&quot;)=1;COUNTIF([.D4:.AO4];&quot;M2&quot;)=1;COUNTIF([.D4:.AO4];&quot;M3&quot;)=1;COUNTIF([.D4:.AO4];&quot;EXP&quot;)=3);&quot;OK&quot;;&quot;ERR&quot;);&quot;&quot;)" office:value-type="string" office:string-value="OK" calcext:value-type="string">
            <text:p>OK</text:p>
          </table:table-cell>
          <table:table-cell table:number-columns-repeated="8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8"/>
          <table:table-cell office:value-type="string" calcext:value-type="string">
            <text:p>M3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bot</text:p>
          </table:table-cell>
          <table:table-cell office:value-type="string" calcext:value-type="string">
            <text:p>Lycée International de Valbonne</text:p>
          </table:table-cell>
          <table:table-cell table:formula="of:=IF(COUNTA([.D5:.AO5])&gt;0;IF(AND(COUNTIF([.D5:.AO5];&quot;M1&quot;)=1;COUNTIF([.D5:.AO5];&quot;M2&quot;)=1;COUNTIF([.D5:.AO5];&quot;M3&quot;)=1;COUNTIF([.D5:.AO5];&quot;EXP&quot;)=3);&quot;OK&quot;;&quot;ERR&quot;);&quot;&quot;)" office:value-type="string" office:string-value="OK" calcext:value-type="string">
            <text:p>OK</text:p>
          </table:table-cell>
          <table:table-cell table:number-columns-repeated="7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4"/>
          <table:table-cell table:style-name="Default"/>
          <table:table-cell table:style-name="ce23" office:value-type="string" calcext:value-type="string">
            <text:p>M3</text:p>
          </table:table-cell>
          <table:table-cell table:number-columns-repeated="2"/>
          <table:table-cell table:number-columns-repeated="3" office:value-type="string" calcext:value-type="string">
            <text:p>EXP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UH</text:p>
          </table:table-cell>
          <table:table-cell office:value-type="string" calcext:value-type="string">
            <text:p>Lycée International de Valbonne</text:p>
          </table:table-cell>
          <table:table-cell table:formula="of:=IF(COUNTA([.D6:.AO6])&gt;0;IF(AND(COUNTIF([.D6:.AO6];&quot;M1&quot;)=1;COUNTIF([.D6:.AO6];&quot;M2&quot;)=1;COUNTIF([.D6:.AO6];&quot;M3&quot;)=1;COUNTIF([.D6:.AO6];&quot;EXP&quot;)=3);&quot;OK&quot;;&quot;ERR&quot;);&quot;&quot;)" office:value-type="string" office:string-value="OK" calcext:value-type="string">
            <text:p>OK</text:p>
          </table:table-cell>
          <table:table-cell table:number-columns-repeated="7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4"/>
          <table:table-cell table:style-name="Default"/>
          <table:table-cell table:style-name="ce23" office:value-type="string" calcext:value-type="string">
            <text:p>M3</text:p>
          </table:table-cell>
          <table:table-cell table:number-columns-repeated="2"/>
          <table:table-cell table:number-columns-repeated="3" office:value-type="string" calcext:value-type="string">
            <text:p>EXP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ot Jul</text:p>
          </table:table-cell>
          <table:table-cell office:value-type="string" calcext:value-type="string">
            <text:p>Lycée International de Valbonne</text:p>
          </table:table-cell>
          <table:table-cell table:formula="of:=IF(COUNTA([.D7:.AO7])&gt;0;IF(AND(COUNTIF([.D7:.AO7];&quot;M1&quot;)=1;COUNTIF([.D7:.AO7];&quot;M2&quot;)=1;COUNTIF([.D7:.AO7];&quot;M3&quot;)=1;COUNTIF([.D7:.AO7];&quot;EXP&quot;)=3);&quot;OK&quot;;&quot;ERR&quot;);&quot;&quot;)" office:value-type="string" office:string-value="OK" calcext:value-type="string">
            <text:p>OK</text:p>
          </table:table-cell>
          <table:table-cell table:number-columns-repeated="7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4"/>
          <table:table-cell table:style-name="Default"/>
          <table:table-cell table:style-name="ce23" office:value-type="string" calcext:value-type="string">
            <text:p>M3</text:p>
          </table:table-cell>
          <table:table-cell table:number-columns-repeated="2"/>
          <table:table-cell table:number-columns-repeated="3" office:value-type="string" calcext:value-type="string">
            <text:p>EXP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zzbot</text:p>
          </table:table-cell>
          <table:table-cell office:value-type="string" calcext:value-type="string">
            <text:p>Lycée International de Valbonne</text:p>
          </table:table-cell>
          <table:table-cell table:formula="of:=IF(COUNTA([.D8:.AO8])&gt;0;IF(AND(COUNTIF([.D8:.AO8];&quot;M1&quot;)=1;COUNTIF([.D8:.AO8];&quot;M2&quot;)=1;COUNTIF([.D8:.AO8];&quot;M3&quot;)=1;COUNTIF([.D8:.AO8];&quot;EXP&quot;)=3);&quot;OK&quot;;&quot;ERR&quot;);&quot;&quot;)" office:value-type="string" office:string-value="OK" calcext:value-type="string">
            <text:p>OK</text:p>
          </table:table-cell>
          <table:table-cell table:number-columns-repeated="9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M3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 Studio</text:p>
          </table:table-cell>
          <table:table-cell office:value-type="string" calcext:value-type="string">
            <text:p>Lycée International de Valbonne</text:p>
          </table:table-cell>
          <table:table-cell table:formula="of:=IF(COUNTA([.D9:.AO9])&gt;0;IF(AND(COUNTIF([.D9:.AO9];&quot;M1&quot;)=1;COUNTIF([.D9:.AO9];&quot;M2&quot;)=1;COUNTIF([.D9:.AO9];&quot;M3&quot;)=1;COUNTIF([.D9:.AO9];&quot;EXP&quot;)=3);&quot;OK&quot;;&quot;ERR&quot;);&quot;&quot;)" office:value-type="string" office:string-value="OK" calcext:value-type="string">
            <text:p>OK</text:p>
          </table:table-cell>
          <table:table-cell table:number-columns-repeated="9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M3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Lycée International de Valbonne</text:p>
          </table:table-cell>
          <table:table-cell table:formula="of:=IF(COUNTA([.D10:.AO10])&gt;0;IF(AND(COUNTIF([.D10:.AO10];&quot;M1&quot;)=1;COUNTIF([.D10:.AO10];&quot;M2&quot;)=1;COUNTIF([.D10:.AO10];&quot;M3&quot;)=1;COUNTIF([.D10:.AO10];&quot;EXP&quot;)=3);&quot;OK&quot;;&quot;ERR&quot;);&quot;&quot;)" office:value-type="string" office:string-value="OK" calcext:value-type="string">
            <text:p>OK</text:p>
          </table:table-cell>
          <table:table-cell table:number-columns-repeated="9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M3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g Schnecke</text:p>
          </table:table-cell>
          <table:table-cell office:value-type="string" calcext:value-type="string">
            <text:p>Lycée International de Valbonne</text:p>
          </table:table-cell>
          <table:table-cell table:formula="of:=IF(COUNTA([.D11:.AO11])&gt;0;IF(AND(COUNTIF([.D11:.AO11];&quot;M1&quot;)=1;COUNTIF([.D11:.AO11];&quot;M2&quot;)=1;COUNTIF([.D11:.AO11];&quot;M3&quot;)=1;COUNTIF([.D11:.AO11];&quot;EXP&quot;)=3);&quot;OK&quot;;&quot;ERR&quot;);&quot;&quot;)" office:value-type="string" office:string-value="OK" calcext:value-type="string">
            <text:p>OK</text:p>
          </table:table-cell>
          <table:table-cell table:number-columns-repeated="6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M3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Lycée International de Valbonne</text:p>
          </table:table-cell>
          <table:table-cell table:formula="of:=IF(COUNTA([.D12:.AO12])&gt;0;IF(AND(COUNTIF([.D12:.AO12];&quot;M1&quot;)=1;COUNTIF([.D12:.AO12];&quot;M2&quot;)=1;COUNTIF([.D12:.AO12];&quot;M3&quot;)=1;COUNTIF([.D12:.AO12];&quot;EXP&quot;)=3);&quot;OK&quot;;&quot;ERR&quot;);&quot;&quot;)" office:value-type="string" office:string-value="OK" calcext:value-type="string">
            <text:p>OK</text:p>
          </table:table-cell>
          <table:table-cell table:number-columns-repeated="6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M3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bot55 Team</text:p>
          </table:table-cell>
          <table:table-cell office:value-type="string" calcext:value-type="string">
            <text:p>Collège International de Valbonne</text:p>
          </table:table-cell>
          <table:table-cell table:formula="of:=IF(COUNTA([.D13:.AO13])&gt;0;IF(AND(COUNTIF([.D13:.AO13];&quot;M1&quot;)=1;COUNTIF([.D13:.AO13];&quot;M2&quot;)=1;COUNTIF([.D13:.AO13];&quot;M3&quot;)=1;COUNTIF([.D13:.AO13];&quot;EXP&quot;)=3);&quot;OK&quot;;&quot;ERR&quot;);&quot;&quot;)" office:value-type="string" office:string-value="OK" calcext:value-type="string">
            <text:p>OK</text:p>
          </table:table-cell>
          <table:table-cell table:number-columns-repeated="6"/>
          <table:table-cell office:value-type="string" calcext:value-type="string">
            <text:p>M1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M3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bot56 Team</text:p>
          </table:table-cell>
          <table:table-cell office:value-type="string" calcext:value-type="string">
            <text:p>Collège International de Valbonne</text:p>
          </table:table-cell>
          <table:table-cell table:formula="of:=IF(COUNTA([.D14:.AO14])&gt;0;IF(AND(COUNTIF([.D14:.AO14];&quot;M1&quot;)=1;COUNTIF([.D14:.AO14];&quot;M2&quot;)=1;COUNTIF([.D14:.AO14];&quot;M3&quot;)=1;COUNTIF([.D14:.AO14];&quot;EXP&quot;)=3);&quot;OK&quot;;&quot;ERR&quot;);&quot;&quot;)" office:value-type="string" office:string-value="OK" calcext:value-type="string">
            <text:p>OK</text:p>
          </table:table-cell>
          <table:table-cell table:number-columns-repeated="3"/>
          <table:table-cell office:value-type="string" calcext:value-type="string">
            <text:p>M1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M2</text:p>
          </table:table-cell>
          <table:table-cell table:number-columns-repeated="7"/>
          <table:table-cell table:style-name="Default"/>
          <table:table-cell table:style-name="ce24" office:value-type="string" calcext:value-type="string">
            <text:p>M3</text:p>
          </table:table-cell>
          <table:table-cell table:style-name="ce24"/>
          <table:table-cell table:number-columns-repeated="99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575" office:value-type="string" calcext:value-type="string">
            <text:p>PoweRobot</text:p>
          </table:table-cell>
          <table:table-cell table:style-name="ce575" office:value-type="string" calcext:value-type="string">
            <text:p>Lycée St Joseph</text:p>
          </table:table-cell>
          <table:table-cell table:formula="of:=IF(COUNTA([.D15:.AO15])&gt;0;IF(AND(COUNTIF([.D15:.AO15];&quot;M1&quot;)=1;COUNTIF([.D15:.AO15];&quot;M2&quot;)=1;COUNTIF([.D15:.AO15];&quot;M3&quot;)=1;COUNTIF([.D15:.AO15];&quot;EXP&quot;)=3);&quot;OK&quot;;&quot;ERR&quot;);&quot;&quot;)" office:value-type="string" office:string-value="OK" calcext:value-type="string">
            <text:p>OK</text:p>
          </table:table-cell>
          <table:table-cell table:number-columns-repeated="3"/>
          <table:table-cell office:value-type="string" calcext:value-type="string">
            <text:p>M1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M2</text:p>
          </table:table-cell>
          <table:table-cell table:number-columns-repeated="7"/>
          <table:table-cell table:style-name="Default"/>
          <table:table-cell table:style-name="ce24" office:value-type="string" calcext:value-type="string">
            <text:p>M3</text:p>
          </table:table-cell>
          <table:table-cell table:style-name="ce24"/>
          <table:table-cell table:number-columns-repeated="998"/>
        </table:table-row>
        <table:table-row table:style-name="ro1">
          <table:table-cell table:style-name="ce575" office:value-type="float" office:value="15" calcext:value-type="float">
            <text:p>15</text:p>
          </table:table-cell>
          <table:table-cell table:style-name="ce575" office:value-type="string" calcext:value-type="string">
            <text:p>2ndC1</text:p>
          </table:table-cell>
          <table:table-cell table:style-name="ce575" office:value-type="string" calcext:value-type="string">
            <text:p>Lycée St Joseph</text:p>
          </table:table-cell>
          <table:table-cell table:formula="of:=IF(COUNTA([.D16:.AO16])&gt;0;IF(AND(COUNTIF([.D16:.AO16];&quot;M1&quot;)=1;COUNTIF([.D16:.AO16];&quot;M2&quot;)=1;COUNTIF([.D16:.AO16];&quot;M3&quot;)=1;COUNTIF([.D16:.AO16];&quot;EXP&quot;)=3);&quot;OK&quot;;&quot;ERR&quot;);&quot;&quot;)" office:value-type="string" office:string-value="OK" calcext:value-type="string">
            <text:p>OK</text:p>
          </table:table-cell>
          <table:table-cell table:number-columns-repeated="3"/>
          <table:table-cell office:value-type="string" calcext:value-type="string">
            <text:p>M1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M2</text:p>
          </table:table-cell>
          <table:table-cell table:number-columns-repeated="7"/>
          <table:table-cell table:style-name="Default"/>
          <table:table-cell table:style-name="ce24" office:value-type="string" calcext:value-type="string">
            <text:p>M3</text:p>
          </table:table-cell>
          <table:table-cell table:style-name="ce24"/>
          <table:table-cell table:number-columns-repeated="99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75" office:value-type="string" calcext:value-type="string">
            <text:p>SEJO Haspatech</text:p>
          </table:table-cell>
          <table:table-cell table:style-name="ce575" office:value-type="string" calcext:value-type="string">
            <text:p>Lycée St Joseph</text:p>
          </table:table-cell>
          <table:table-cell table:formula="of:=IF(COUNTA([.D17:.AO17])&gt;0;IF(AND(COUNTIF([.D17:.AO17];&quot;M1&quot;)=1;COUNTIF([.D17:.AO17];&quot;M2&quot;)=1;COUNTIF([.D17:.AO17];&quot;M3&quot;)=1;COUNTIF([.D17:.AO17];&quot;EXP&quot;)=3);&quot;OK&quot;;&quot;ERR&quot;);&quot;&quot;)" office:value-type="string" office:string-value="OK" calcext:value-type="string">
            <text:p>OK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2"/>
          <table:table-cell table:style-name="Default"/>
          <table:table-cell table:style-name="ce24"/>
          <table:table-cell table:style-name="ce24" office:value-type="string" calcext:value-type="string">
            <text:p>M3</text:p>
          </table:table-cell>
          <table:table-cell table:number-columns-repeated="998"/>
        </table:table-row>
        <table:table-row table:style-name="ro1">
          <table:table-cell table:style-name="ce575" office:value-type="float" office:value="17" calcext:value-type="float">
            <text:p>17</text:p>
          </table:table-cell>
          <table:table-cell table:style-name="ce575" office:value-type="string" calcext:value-type="string">
            <text:p>EuskalRobota</text:p>
          </table:table-cell>
          <table:table-cell table:style-name="ce575" office:value-type="string" calcext:value-type="string">
            <text:p>Lycée St Joseph</text:p>
          </table:table-cell>
          <table:table-cell table:formula="of:=IF(COUNTA([.D18:.AO18])&gt;0;IF(AND(COUNTIF([.D18:.AO18];&quot;M1&quot;)=1;COUNTIF([.D18:.AO18];&quot;M2&quot;)=1;COUNTIF([.D18:.AO18];&quot;M3&quot;)=1;COUNTIF([.D18:.AO18];&quot;EXP&quot;)=3);&quot;OK&quot;;&quot;ERR&quot;);&quot;&quot;)" office:value-type="string" office:string-value="OK" calcext:value-type="string">
            <text:p>OK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2"/>
          <table:table-cell table:style-name="Default"/>
          <table:table-cell table:style-name="ce24"/>
          <table:table-cell table:style-name="ce24" office:value-type="string" calcext:value-type="string">
            <text:p>M3</text:p>
          </table:table-cell>
          <table:table-cell table:number-columns-repeated="998"/>
        </table:table-row>
        <table:table-row table:style-name="ro1">
          <table:table-cell table:style-name="ce575" office:value-type="float" office:value="18" calcext:value-type="float">
            <text:p>18</text:p>
          </table:table-cell>
          <table:table-cell table:style-name="ce575" office:value-type="string" calcext:value-type="string">
            <text:p>2ndSTGA</text:p>
          </table:table-cell>
          <table:table-cell table:style-name="ce575" office:value-type="string" calcext:value-type="string">
            <text:p>Lycée St Joseph</text:p>
          </table:table-cell>
          <table:table-cell table:formula="of:=IF(COUNTA([.D19:.AO19])&gt;0;IF(AND(COUNTIF([.D19:.AO19];&quot;M1&quot;)=1;COUNTIF([.D19:.AO19];&quot;M2&quot;)=1;COUNTIF([.D19:.AO19];&quot;M3&quot;)=1;COUNTIF([.D19:.AO19];&quot;EXP&quot;)=3);&quot;OK&quot;;&quot;ERR&quot;);&quot;&quot;)" office:value-type="string" office:string-value="OK" calcext:value-type="string">
            <text:p>OK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3"/>
          <table:table-cell table:number-columns-repeated="3" office:value-type="string" calcext:value-type="string">
            <text:p>EXP</text:p>
          </table:table-cell>
          <table:table-cell table:number-columns-repeated="5"/>
          <table:table-cell office:value-type="string" calcext:value-type="string">
            <text:p>M2</text:p>
          </table:table-cell>
          <table:table-cell table:number-columns-repeated="2"/>
          <table:table-cell table:style-name="Default"/>
          <table:table-cell table:style-name="ce24"/>
          <table:table-cell table:style-name="ce24" office:value-type="string" calcext:value-type="string">
            <text:p>M3</text:p>
          </table:table-cell>
          <table:table-cell table:number-columns-repeated="99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Les Nerissons</text:p>
          </table:table-cell>
          <table:table-cell table:style-name="ce8" office:value-type="string" calcext:value-type="string">
            <text:p>Collège St Philippe Neri</text:p>
          </table:table-cell>
          <table:table-cell table:formula="of:=IF(COUNTA([.D20:.AO20])&gt;0;IF(AND(COUNTIF([.D20:.AO20];&quot;M1&quot;)=1;COUNTIF([.D20:.AO20];&quot;M2&quot;)=1;COUNTIF([.D20:.AO20];&quot;M3&quot;)=1;COUNTIF([.D20:.AO20];&quot;EXP&quot;)=3);&quot;OK&quot;;&quot;ERR&quot;);&quot;&quot;)" office:value-type="string" office:string-value="OK" calcext:value-type="string">
            <text:p>OK</text:p>
          </table:table-cell>
          <table:table-cell table:number-columns-repeated="5"/>
          <table:table-cell office:value-type="string" calcext:value-type="string">
            <text:p>M1</text:p>
          </table:table-cell>
          <table:table-cell table:number-columns-repeated="4"/>
          <table:table-cell office:value-type="string" calcext:value-type="string">
            <text:p>M2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M3</text:p>
          </table:table-cell>
          <table:table-cell table:number-columns-repeated="1001"/>
        </table:table-row>
        <table:table-row table:style-name="ro1">
          <table:table-cell table:style-name="ce577" office:value-type="float" office:value="20" calcext:value-type="float">
            <text:p>20</text:p>
          </table:table-cell>
          <table:table-cell table:style-name="ce577" office:value-type="string" calcext:value-type="string">
            <text:p>MEDITES</text:p>
          </table:table-cell>
          <table:table-cell table:style-name="ce577" office:value-type="string" calcext:value-type="string">
            <text:p>Collège Emile Roux</text:p>
          </table:table-cell>
          <table:table-cell table:formula="of:=IF(COUNTA([.D21:.AO21])&gt;0;IF(AND(COUNTIF([.D21:.AO21];&quot;M1&quot;)=1;COUNTIF([.D21:.AO21];&quot;M2&quot;)=1;COUNTIF([.D21:.AO21];&quot;M3&quot;)=1;COUNTIF([.D21:.AO21];&quot;EXP&quot;)=3);&quot;OK&quot;;&quot;ERR&quot;);&quot;&quot;)" office:value-type="string" office:string-value="OK" calcext:value-type="string">
            <text:p>OK</text:p>
          </table:table-cell>
          <table:table-cell table:number-columns-repeated="5"/>
          <table:table-cell office:value-type="string" calcext:value-type="string">
            <text:p>M1</text:p>
          </table:table-cell>
          <table:table-cell table:number-columns-repeated="4"/>
          <table:table-cell office:value-type="string" calcext:value-type="string">
            <text:p>M2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M3</text:p>
          </table:table-cell>
          <table:table-cell table:number-columns-repeated="1001"/>
        </table:table-row>
        <table:table-row table:style-name="ro1">
          <table:table-cell table:style-name="ce577" office:value-type="float" office:value="21" calcext:value-type="float">
            <text:p>21</text:p>
          </table:table-cell>
          <table:table-cell table:style-name="ce577" office:value-type="string" calcext:value-type="string">
            <text:p>Club Rob</text:p>
          </table:table-cell>
          <table:table-cell table:style-name="ce577" office:value-type="string" calcext:value-type="string">
            <text:p>Collège Emile Roux</text:p>
          </table:table-cell>
          <table:table-cell table:formula="of:=IF(COUNTA([.D22:.AO22])&gt;0;IF(AND(COUNTIF([.D22:.AO22];&quot;M1&quot;)=1;COUNTIF([.D22:.AO22];&quot;M2&quot;)=1;COUNTIF([.D22:.AO22];&quot;M3&quot;)=1;COUNTIF([.D22:.AO22];&quot;EXP&quot;)=3);&quot;OK&quot;;&quot;ERR&quot;);&quot;&quot;)" office:value-type="string" office:string-value="OK" calcext:value-type="string">
            <text:p>OK</text:p>
          </table:table-cell>
          <table:table-cell table:number-columns-repeated="5"/>
          <table:table-cell office:value-type="string" calcext:value-type="string">
            <text:p>M1</text:p>
          </table:table-cell>
          <table:table-cell table:number-columns-repeated="4"/>
          <table:table-cell office:value-type="string" calcext:value-type="string">
            <text:p>M2</text:p>
          </table:table-cell>
          <table:table-cell/>
          <table:table-cell table:number-columns-repeated="3" office:value-type="string" calcext:value-type="string">
            <text:p>EXP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M3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16"/>
          <table:table-cell table:style-name="ce20"/>
          <table:table-cell table:number-columns-repeated="5"/>
          <table:table-cell table:style-name="ce20" table:number-columns-repeated="27"/>
          <table:table-cell table:number-columns-repeated="987"/>
        </table:table-row>
        <table:table-row table:style-name="ro1">
          <table:table-cell table:style-name="Default" table:number-columns-repeated="3"/>
          <table:table-cell table:style-name="ce16"/>
          <table:table-cell table:style-name="Default" table:number-columns-repeated="37"/>
          <table:table-cell table:number-columns-repeated="983"/>
        </table:table-row>
        <table:table-row table:style-name="ro1">
          <table:table-cell table:style-name="Default"/>
          <table:table-cell table:style-name="ce10" office:value-type="string" calcext:value-type="string">
            <text:p>Contrôle</text:p>
          </table:table-cell>
          <table:table-cell table:style-name="ce10"/>
          <table:table-cell table:style-name="ce582"/>
          <table:table-cell table:style-name="ce15" table:formula="of:=IF(COUNTA([.E2:.E24])&gt;0;IF(COUNTIF([.E2:.E22]; &quot;M1&quot;)&gt;3;&quot;M1&quot;; IF(COUNTIF([.E2:.E22]; &quot;M2&quot;)&gt;3;&quot;M2&quot;;IF(COUNTIF([.E2:.E22]; &quot;M3&quot;)&gt;3;&quot;M3&quot;;IF(COUNTIF([.E2:.E23]; &quot;EXP&quot;)&gt;3;&quot;EXP&quot;;IF(COUNTIF([.E2:.E24];&quot;M.*&quot;)&gt;3;&quot;M&quot;;&quot;OK&quot;)))));&quot;&quot;)">
            <text:p/>
          </table:table-cell>
          <table:table-cell table:style-name="ce15" table:formula="of:=IF(COUNTA([.F2:.F24])&gt;0;IF(COUNTIF([.F2:.F22]; &quot;M1&quot;)&gt;3;&quot;M1&quot;; IF(COUNTIF([.F2:.F22]; &quot;M2&quot;)&gt;3;&quot;M2&quot;;IF(COUNTIF([.F2:.F22]; &quot;M3&quot;)&gt;3;&quot;M3&quot;;IF(COUNTIF([.F2:.F23]; &quot;EXP&quot;)&gt;3;&quot;EXP&quot;;IF(COUNTIF([.F2:.F24];&quot;M.*&quot;)&gt;3;&quot;M&quot;;&quot;OK&quot;)))));&quot;&quot;)">
            <text:p/>
          </table:table-cell>
          <table:table-cell table:style-name="ce15" table:formula="of:=IF(COUNTA([.G2:.G24])&gt;0;IF(COUNTIF([.G2:.G22]; &quot;M1&quot;)&gt;3;&quot;M1&quot;; IF(COUNTIF([.G2:.G22]; &quot;M2&quot;)&gt;3;&quot;M2&quot;;IF(COUNTIF([.G2:.G22]; &quot;M3&quot;)&gt;3;&quot;M3&quot;;IF(COUNTIF([.G2:.G23]; &quot;EXP&quot;)&gt;3;&quot;EXP&quot;;IF(COUNTIF([.G2:.G24];&quot;M.*&quot;)&gt;3;&quot;M&quot;;&quot;OK&quot;)))));&quot;&quot;)">
            <text:p/>
          </table:table-cell>
          <table:table-cell table:style-name="ce15" table:formula="of:=IF(COUNTA([.H2:.H24])&gt;0;IF(COUNTIF([.H2:.H22]; &quot;M1&quot;)&gt;3;&quot;M1&quot;; IF(COUNTIF([.H2:.H22]; &quot;M2&quot;)&gt;3;&quot;M2&quot;;IF(COUNTIF([.H2:.H22]; &quot;M3&quot;)&gt;3;&quot;M3&quot;;IF(COUNTIF([.H2:.H23]; &quot;EXP&quot;)&gt;3;&quot;EXP&quot;;IF(COUNTIF([.H2:.H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I2:.I24])&gt;0;IF(COUNTIF([.I2:.I22]; &quot;M1&quot;)&gt;3;&quot;M1&quot;; IF(COUNTIF([.I2:.I22]; &quot;M2&quot;)&gt;3;&quot;M2&quot;;IF(COUNTIF([.I2:.I22]; &quot;M3&quot;)&gt;3;&quot;M3&quot;;IF(COUNTIF([.I2:.I23]; &quot;EXP&quot;)&gt;3;&quot;EXP&quot;;IF(COUNTIF([.I2:.I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J2:.J24])&gt;0;IF(COUNTIF([.J2:.J22]; &quot;M1&quot;)&gt;3;&quot;M1&quot;; IF(COUNTIF([.J2:.J22]; &quot;M2&quot;)&gt;3;&quot;M2&quot;;IF(COUNTIF([.J2:.J22]; &quot;M3&quot;)&gt;3;&quot;M3&quot;;IF(COUNTIF([.J2:.J23]; &quot;EXP&quot;)&gt;3;&quot;EXP&quot;;IF(COUNTIF([.J2:.J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K2:.K24])&gt;0;IF(COUNTIF([.K2:.K22]; &quot;M1&quot;)&gt;3;&quot;M1&quot;; IF(COUNTIF([.K2:.K22]; &quot;M2&quot;)&gt;3;&quot;M2&quot;;IF(COUNTIF([.K2:.K22]; &quot;M3&quot;)&gt;3;&quot;M3&quot;;IF(COUNTIF([.K2:.K23]; &quot;EXP&quot;)&gt;3;&quot;EXP&quot;;IF(COUNTIF([.K2:.K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L2:.L24])&gt;0;IF(COUNTIF([.L2:.L22]; &quot;M1&quot;)&gt;3;&quot;M1&quot;; IF(COUNTIF([.L2:.L22]; &quot;M2&quot;)&gt;3;&quot;M2&quot;;IF(COUNTIF([.L2:.L22]; &quot;M3&quot;)&gt;3;&quot;M3&quot;;IF(COUNTIF([.L2:.L23]; &quot;EXP&quot;)&gt;3;&quot;EXP&quot;;IF(COUNTIF([.L2:.L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M2:.M24])&gt;0;IF(COUNTIF([.M2:.M22]; &quot;M1&quot;)&gt;3;&quot;M1&quot;; IF(COUNTIF([.M2:.M22]; &quot;M2&quot;)&gt;3;&quot;M2&quot;;IF(COUNTIF([.M2:.M22]; &quot;M3&quot;)&gt;3;&quot;M3&quot;;IF(COUNTIF([.M2:.M23]; &quot;EXP&quot;)&gt;3;&quot;EXP&quot;;IF(COUNTIF([.M2:.M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N2:.N24])&gt;0;IF(COUNTIF([.N2:.N22]; &quot;M1&quot;)&gt;3;&quot;M1&quot;; IF(COUNTIF([.N2:.N22]; &quot;M2&quot;)&gt;3;&quot;M2&quot;;IF(COUNTIF([.N2:.N22]; &quot;M3&quot;)&gt;3;&quot;M3&quot;;IF(COUNTIF([.N2:.N23]; &quot;EXP&quot;)&gt;3;&quot;EXP&quot;;IF(COUNTIF([.N2:.N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O2:.O24])&gt;0;IF(COUNTIF([.O2:.O22]; &quot;M1&quot;)&gt;3;&quot;M1&quot;; IF(COUNTIF([.O2:.O22]; &quot;M2&quot;)&gt;3;&quot;M2&quot;;IF(COUNTIF([.O2:.O22]; &quot;M3&quot;)&gt;3;&quot;M3&quot;;IF(COUNTIF([.O2:.O23]; &quot;EXP&quot;)&gt;3;&quot;EXP&quot;;IF(COUNTIF([.O2:.O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P2:.P24])&gt;0;IF(COUNTIF([.P2:.P22]; &quot;M1&quot;)&gt;3;&quot;M1&quot;; IF(COUNTIF([.P2:.P22]; &quot;M2&quot;)&gt;3;&quot;M2&quot;;IF(COUNTIF([.P2:.P22]; &quot;M3&quot;)&gt;3;&quot;M3&quot;;IF(COUNTIF([.P2:.P23]; &quot;EXP&quot;)&gt;3;&quot;EXP&quot;;IF(COUNTIF([.P2:.P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Q2:.Q24])&gt;0;IF(COUNTIF([.Q2:.Q22]; &quot;M1&quot;)&gt;3;&quot;M1&quot;; IF(COUNTIF([.Q2:.Q22]; &quot;M2&quot;)&gt;3;&quot;M2&quot;;IF(COUNTIF([.Q2:.Q22]; &quot;M3&quot;)&gt;3;&quot;M3&quot;;IF(COUNTIF([.Q2:.Q23]; &quot;EXP&quot;)&gt;3;&quot;EXP&quot;;IF(COUNTIF([.Q2:.Q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R2:.R24])&gt;0;IF(COUNTIF([.R2:.R22]; &quot;M1&quot;)&gt;3;&quot;M1&quot;; IF(COUNTIF([.R2:.R22]; &quot;M2&quot;)&gt;3;&quot;M2&quot;;IF(COUNTIF([.R2:.R22]; &quot;M3&quot;)&gt;3;&quot;M3&quot;;IF(COUNTIF([.R2:.R23]; &quot;EXP&quot;)&gt;3;&quot;EXP&quot;;IF(COUNTIF([.R2:.R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S2:.S24])&gt;0;IF(COUNTIF([.S2:.S22]; &quot;M1&quot;)&gt;3;&quot;M1&quot;; IF(COUNTIF([.S2:.S22]; &quot;M2&quot;)&gt;3;&quot;M2&quot;;IF(COUNTIF([.S2:.S22]; &quot;M3&quot;)&gt;3;&quot;M3&quot;;IF(COUNTIF([.S2:.S23]; &quot;EXP&quot;)&gt;3;&quot;EXP&quot;;IF(COUNTIF([.S2:.S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T2:.T24])&gt;0;IF(COUNTIF([.T2:.T22]; &quot;M1&quot;)&gt;3;&quot;M1&quot;; IF(COUNTIF([.T2:.T22]; &quot;M2&quot;)&gt;3;&quot;M2&quot;;IF(COUNTIF([.T2:.T22]; &quot;M3&quot;)&gt;3;&quot;M3&quot;;IF(COUNTIF([.T2:.T23]; &quot;EXP&quot;)&gt;3;&quot;EXP&quot;;IF(COUNTIF([.T2:.T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U2:.U24])&gt;0;IF(COUNTIF([.U2:.U22]; &quot;M1&quot;)&gt;3;&quot;M1&quot;; IF(COUNTIF([.U2:.U22]; &quot;M2&quot;)&gt;3;&quot;M2&quot;;IF(COUNTIF([.U2:.U22]; &quot;M3&quot;)&gt;3;&quot;M3&quot;;IF(COUNTIF([.U2:.U23]; &quot;EXP&quot;)&gt;3;&quot;EXP&quot;;IF(COUNTIF([.U2:.U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V2:.V24])&gt;0;IF(COUNTIF([.V2:.V22]; &quot;M1&quot;)&gt;3;&quot;M1&quot;; IF(COUNTIF([.V2:.V22]; &quot;M2&quot;)&gt;3;&quot;M2&quot;;IF(COUNTIF([.V2:.V22]; &quot;M3&quot;)&gt;3;&quot;M3&quot;;IF(COUNTIF([.V2:.V23]; &quot;EXP&quot;)&gt;3;&quot;EXP&quot;;IF(COUNTIF([.V2:.V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W2:.W24])&gt;0;IF(COUNTIF([.W2:.W22]; &quot;M1&quot;)&gt;3;&quot;M1&quot;; IF(COUNTIF([.W2:.W22]; &quot;M2&quot;)&gt;3;&quot;M2&quot;;IF(COUNTIF([.W2:.W22]; &quot;M3&quot;)&gt;3;&quot;M3&quot;;IF(COUNTIF([.W2:.W23]; &quot;EXP&quot;)&gt;3;&quot;EXP&quot;;IF(COUNTIF([.W2:.W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X2:.X24])&gt;0;IF(COUNTIF([.X2:.X22]; &quot;M1&quot;)&gt;3;&quot;M1&quot;; IF(COUNTIF([.X2:.X22]; &quot;M2&quot;)&gt;3;&quot;M2&quot;;IF(COUNTIF([.X2:.X22]; &quot;M3&quot;)&gt;3;&quot;M3&quot;;IF(COUNTIF([.X2:.X23]; &quot;EXP&quot;)&gt;3;&quot;EXP&quot;;IF(COUNTIF([.X2:.X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Y2:.Y24])&gt;0;IF(COUNTIF([.Y2:.Y22]; &quot;M1&quot;)&gt;3;&quot;M1&quot;; IF(COUNTIF([.Y2:.Y22]; &quot;M2&quot;)&gt;3;&quot;M2&quot;;IF(COUNTIF([.Y2:.Y22]; &quot;M3&quot;)&gt;3;&quot;M3&quot;;IF(COUNTIF([.Y2:.Y23]; &quot;EXP&quot;)&gt;3;&quot;EXP&quot;;IF(COUNTIF([.Y2:.Y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Z2:.Z24])&gt;0;IF(COUNTIF([.Z2:.Z22]; &quot;M1&quot;)&gt;3;&quot;M1&quot;; IF(COUNTIF([.Z2:.Z22]; &quot;M2&quot;)&gt;3;&quot;M2&quot;;IF(COUNTIF([.Z2:.Z22]; &quot;M3&quot;)&gt;3;&quot;M3&quot;;IF(COUNTIF([.Z2:.Z23]; &quot;EXP&quot;)&gt;3;&quot;EXP&quot;;IF(COUNTIF([.Z2:.Z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A2:.AA24])&gt;0;IF(COUNTIF([.AA2:.AA22]; &quot;M1&quot;)&gt;3;&quot;M1&quot;; IF(COUNTIF([.AA2:.AA22]; &quot;M2&quot;)&gt;3;&quot;M2&quot;;IF(COUNTIF([.AA2:.AA22]; &quot;M3&quot;)&gt;3;&quot;M3&quot;;IF(COUNTIF([.AA2:.AA23]; &quot;EXP&quot;)&gt;3;&quot;EXP&quot;;IF(COUNTIF([.AA2:.AA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B2:.AB24])&gt;0;IF(COUNTIF([.AB2:.AB22]; &quot;M1&quot;)&gt;3;&quot;M1&quot;; IF(COUNTIF([.AB2:.AB22]; &quot;M2&quot;)&gt;3;&quot;M2&quot;;IF(COUNTIF([.AB2:.AB22]; &quot;M3&quot;)&gt;3;&quot;M3&quot;;IF(COUNTIF([.AB2:.AB23]; &quot;EXP&quot;)&gt;3;&quot;EXP&quot;;IF(COUNTIF([.AB2:.AB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C2:.AC24])&gt;0;IF(COUNTIF([.AC2:.AC22]; &quot;M1&quot;)&gt;3;&quot;M1&quot;; IF(COUNTIF([.AC2:.AC22]; &quot;M2&quot;)&gt;3;&quot;M2&quot;;IF(COUNTIF([.AC2:.AC22]; &quot;M3&quot;)&gt;3;&quot;M3&quot;;IF(COUNTIF([.AC2:.AC23]; &quot;EXP&quot;)&gt;3;&quot;EXP&quot;;IF(COUNTIF([.AC2:.AC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D2:.AD24])&gt;0;IF(COUNTIF([.AD2:.AD22]; &quot;M1&quot;)&gt;3;&quot;M1&quot;; IF(COUNTIF([.AD2:.AD22]; &quot;M2&quot;)&gt;3;&quot;M2&quot;;IF(COUNTIF([.AD2:.AD22]; &quot;M3&quot;)&gt;3;&quot;M3&quot;;IF(COUNTIF([.AD2:.AD23]; &quot;EXP&quot;)&gt;3;&quot;EXP&quot;;IF(COUNTIF([.AD2:.AD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E2:.AE24])&gt;0;IF(COUNTIF([.AE2:.AE22]; &quot;M1&quot;)&gt;3;&quot;M1&quot;; IF(COUNTIF([.AE2:.AE22]; &quot;M2&quot;)&gt;3;&quot;M2&quot;;IF(COUNTIF([.AE2:.AE22]; &quot;M3&quot;)&gt;3;&quot;M3&quot;;IF(COUNTIF([.AE2:.AE23]; &quot;EXP&quot;)&gt;3;&quot;EXP&quot;;IF(COUNTIF([.AE2:.AE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F2:.AF24])&gt;0;IF(COUNTIF([.AF2:.AF22]; &quot;M1&quot;)&gt;3;&quot;M1&quot;; IF(COUNTIF([.AF2:.AF22]; &quot;M2&quot;)&gt;3;&quot;M2&quot;;IF(COUNTIF([.AF2:.AF22]; &quot;M3&quot;)&gt;3;&quot;M3&quot;;IF(COUNTIF([.AF2:.AF23]; &quot;EXP&quot;)&gt;3;&quot;EXP&quot;;IF(COUNTIF([.AF2:.AF24];&quot;M.*&quot;)&gt;3;&quot;M&quot;;&quot;OK&quot;)))));&quot;&quot;)" office:value-type="string" office:string-value="OK" calcext:value-type="string">
            <text:p>OK</text:p>
          </table:table-cell>
          <table:table-cell table:style-name="ce15" table:formula="of:=IF(COUNTA([.AG2:.AG24])&gt;0;IF(COUNTIF([.AG2:.AG22]; &quot;M1&quot;)&gt;3;&quot;M1&quot;; IF(COUNTIF([.AG2:.AG22]; &quot;M2&quot;)&gt;3;&quot;M2&quot;;IF(COUNTIF([.AG2:.AG22]; &quot;M3&quot;)&gt;3;&quot;M3&quot;;IF(COUNTIF([.AG2:.AG23]; &quot;EXP&quot;)&gt;3;&quot;EXP&quot;;IF(COUNTIF([.AG2:.AG24];&quot;M.*&quot;)&gt;3;&quot;M&quot;;&quot;OK&quot;)))));&quot;&quot;)">
            <text:p/>
          </table:table-cell>
          <table:table-cell table:style-name="ce15" table:formula="of:=IF(COUNTA([.AH2:.AH24])&gt;0;IF(COUNTIF([.AH2:.AH22]; &quot;M1&quot;)&gt;3;&quot;M1&quot;; IF(COUNTIF([.AH2:.AH22]; &quot;M2&quot;)&gt;3;&quot;M2&quot;;IF(COUNTIF([.AH2:.AH22]; &quot;M3&quot;)&gt;3;&quot;M3&quot;;IF(COUNTIF([.AH2:.AH23]; &quot;EXP&quot;)&gt;3;&quot;EXP&quot;;IF(COUNTIF([.AH2:.AH24];&quot;M.*&quot;)&gt;3;&quot;M&quot;;&quot;OK&quot;)))));&quot;&quot;)">
            <text:p/>
          </table:table-cell>
          <table:table-cell table:style-name="ce15" table:formula="of:=IF(COUNTA([.AI2:.AI24])&gt;0;IF(COUNTIF([.AI2:.AI22]; &quot;M1&quot;)&gt;3;&quot;M1&quot;; IF(COUNTIF([.AI2:.AI22]; &quot;M2&quot;)&gt;3;&quot;M2&quot;;IF(COUNTIF([.AI2:.AI22]; &quot;M3&quot;)&gt;3;&quot;M3&quot;;IF(COUNTIF([.AI2:.AI23]; &quot;EXP&quot;)&gt;3;&quot;EXP&quot;;IF(COUNTIF([.AI2:.AI24];&quot;M.*&quot;)&gt;3;&quot;M&quot;;&quot;OK&quot;)))));&quot;&quot;)">
            <text:p/>
          </table:table-cell>
          <table:table-cell table:style-name="ce15" table:formula="of:=IF(COUNTA([.AJ2:.AJ24])&gt;0;IF(COUNTIF([.AJ2:.AJ22]; &quot;M1&quot;)&gt;3;&quot;M1&quot;; IF(COUNTIF([.AJ2:.AJ22]; &quot;M2&quot;)&gt;3;&quot;M2&quot;;IF(COUNTIF([.AJ2:.AJ22]; &quot;M3&quot;)&gt;3;&quot;M3&quot;;IF(COUNTIF([.AJ2:.AJ23]; &quot;EXP&quot;)&gt;3;&quot;EXP&quot;;IF(COUNTIF([.AJ2:.AJ24];&quot;M.*&quot;)&gt;3;&quot;M&quot;;&quot;OK&quot;)))));&quot;&quot;)">
            <text:p/>
          </table:table-cell>
          <table:table-cell table:style-name="ce15" table:formula="of:=IF(COUNTA([.AK2:.AK24])&gt;0;IF(COUNTIF([.AK2:.AK22]; &quot;M1&quot;)&gt;3;&quot;M1&quot;; IF(COUNTIF([.AK2:.AK22]; &quot;M2&quot;)&gt;3;&quot;M2&quot;;IF(COUNTIF([.AK2:.AK22]; &quot;M3&quot;)&gt;3;&quot;M3&quot;;IF(COUNTIF([.AK2:.AK23]; &quot;EXP&quot;)&gt;3;&quot;EXP&quot;;IF(COUNTIF([.AK2:.AK24];&quot;M.*&quot;)&gt;3;&quot;M&quot;;&quot;OK&quot;)))));&quot;&quot;)">
            <text:p/>
          </table:table-cell>
          <table:table-cell table:style-name="ce15" table:formula="of:=IF(COUNTA([.AL2:.AL24])&gt;0;IF(COUNTIF([.AL2:.AL22]; &quot;M1&quot;)&gt;3;&quot;M1&quot;; IF(COUNTIF([.AL2:.AL22]; &quot;M2&quot;)&gt;3;&quot;M2&quot;;IF(COUNTIF([.AL2:.AL22]; &quot;M3&quot;)&gt;3;&quot;M3&quot;;IF(COUNTIF([.AL2:.AL23]; &quot;EXP&quot;)&gt;3;&quot;EXP&quot;;IF(COUNTIF([.AL2:.AL24];&quot;M.*&quot;)&gt;3;&quot;M&quot;;&quot;OK&quot;)))));&quot;&quot;)">
            <text:p/>
          </table:table-cell>
          <table:table-cell table:style-name="ce15" table:formula="of:=IF(COUNTA([.AM2:.AM24])&gt;0;IF(COUNTIF([.AM2:.AM22]; &quot;M1&quot;)&gt;3;&quot;M1&quot;; IF(COUNTIF([.AM2:.AM22]; &quot;M2&quot;)&gt;3;&quot;M2&quot;;IF(COUNTIF([.AM2:.AM22]; &quot;M3&quot;)&gt;3;&quot;M3&quot;;IF(COUNTIF([.AM2:.AM23]; &quot;EXP&quot;)&gt;3;&quot;EXP&quot;;IF(COUNTIF([.AM2:.AM24];&quot;M.*&quot;)&gt;3;&quot;M&quot;;&quot;OK&quot;)))));&quot;&quot;)">
            <text:p/>
          </table:table-cell>
          <table:table-cell table:style-name="ce15" table:formula="of:=IF(COUNTA([.AN2:.AN24])&gt;0;IF(COUNTIF([.AN2:.AN22]; &quot;M1&quot;)&gt;3;&quot;M1&quot;; IF(COUNTIF([.AN2:.AN22]; &quot;M2&quot;)&gt;3;&quot;M2&quot;;IF(COUNTIF([.AN2:.AN22]; &quot;M3&quot;)&gt;3;&quot;M3&quot;;IF(COUNTIF([.AN2:.AN23]; &quot;EXP&quot;)&gt;3;&quot;EXP&quot;;IF(COUNTIF([.AN2:.AN24];&quot;M.*&quot;)&gt;3;&quot;M&quot;;&quot;OK&quot;)))));&quot;&quot;)">
            <text:p/>
          </table:table-cell>
          <table:table-cell table:style-name="ce15" table:formula="of:=IF(COUNTA([.AO2:.AO24])&gt;0;IF(COUNTIF([.AO2:.AO22]; &quot;M1&quot;)&gt;3;&quot;M1&quot;; IF(COUNTIF([.AO2:.AO22]; &quot;M2&quot;)&gt;3;&quot;M2&quot;;IF(COUNTIF([.AO2:.AO22]; &quot;M3&quot;)&gt;3;&quot;M3&quot;;IF(COUNTIF([.AO2:.AO23]; &quot;EXP&quot;)&gt;3;&quot;EXP&quot;;IF(COUNTIF([.AO2:.AO24];&quot;M.*&quot;)&gt;3;&quot;M&quot;;&quot;OK&quot;)))));&quot;&quot;)">
            <text:p/>
          </table:table-cell>
          <table:table-cell table:number-columns-repeated="983"/>
        </table:table-row>
        <table:table-row table:style-name="ro1">
          <table:table-cell table:style-name="Default" table:number-columns-repeated="6"/>
          <table:table-cell table:style-name="ce31" table:number-columns-repeated="27"/>
          <table:table-cell table:style-name="Default" table:number-columns-repeated="8"/>
          <table:table-cell table:number-columns-repeated="983"/>
        </table:table-row>
        <table:table-row table:style-name="ro1">
          <table:table-cell table:style-name="Default" table:number-columns-repeated="7"/>
          <table:table-cell table:style-name="ce31" table:number-columns-repeated="14"/>
          <table:table-cell table:style-name="ce31" office:value-type="string" calcext:value-type="string">
            <text:p>Analyse des posters – première consolidation</text:p>
          </table:table-cell>
          <table:table-cell table:style-name="ce31" table:number-columns-repeated="11"/>
          <table:table-cell table:style-name="Default"/>
          <table:table-cell table:style-name="ce26" office:value-type="string" calcext:value-type="string" table:number-columns-spanned="3" table:number-rows-spanned="1">
            <text:p>Goûter des enfants</text:p>
          </table:table-cell>
          <table:covered-table-cell table:number-columns-repeated="2" table:style-name="ce27"/>
          <table:table-cell table:style-name="ce26" office:value-type="string" calcext:value-type="string">
            <text:p>Remise des prix et coupes</text:p>
          </table:table-cell>
          <table:table-cell table:style-name="ce27" table:number-columns-repeated="2"/>
          <table:table-cell table:style-name="Default"/>
          <table:table-cell table:number-columns-repeated="983"/>
        </table:table-row>
        <table:table-row table:style-name="ro1">
          <table:table-cell table:style-name="Default" table:number-columns-repeated="6"/>
          <table:table-cell table:style-name="ce31" table:number-columns-repeated="27"/>
          <table:table-cell table:style-name="Default" table:number-columns-repeated="8"/>
          <table:table-cell table:number-columns-repeated="983"/>
        </table:table-row>
        <calcext:conditional-formats>
          <calcext:conditional-format calcext:target-range-address="Détail.E2:Détail.AO4 Détail.E23:Détail.AO23 Détail.E11:Détail.Y13 Détail.AB11:Détail.AO13 Détail.E14:Détail.W19 Détail.AA14:Détail.AO19 Détail.E8:Détail.AO10 Détail.E5:Détail.V7 Détail.Y5:Détail.AO7 Détail.E20:Détail.U22 Détail.X20:Détail.AO22">
            <calcext:condition calcext:apply-style-name="M1" calcext:value="=&quot;M1&quot;" calcext:base-cell-address="Détail.E2"/>
            <calcext:condition calcext:apply-style-name="M2" calcext:value="=&quot;M2&quot;" calcext:base-cell-address="Détail.E2"/>
            <calcext:condition calcext:apply-style-name="M3" calcext:value="=&quot;M3&quot;" calcext:base-cell-address="Détail.E2"/>
            <calcext:condition calcext:apply-style-name="EXP" calcext:value="=&quot;EXP&quot;" calcext:base-cell-address="Détail.E2"/>
          </calcext:conditional-format>
          <calcext:conditional-format calcext:target-range-address="Détail.AA11:Détail.AA13">
            <calcext:condition calcext:apply-style-name="M1" calcext:value="=&quot;M1&quot;" calcext:base-cell-address="Détail.AA11"/>
            <calcext:condition calcext:apply-style-name="M2" calcext:value="=&quot;M2&quot;" calcext:base-cell-address="Détail.AA11"/>
            <calcext:condition calcext:apply-style-name="M3" calcext:value="=&quot;M3&quot;" calcext:base-cell-address="Détail.AA11"/>
            <calcext:condition calcext:apply-style-name="EXP" calcext:value="=&quot;EXP&quot;" calcext:base-cell-address="Détail.AA11"/>
          </calcext:conditional-format>
          <calcext:conditional-format calcext:target-range-address="Détail.Y14:Détail.Z19">
            <calcext:condition calcext:apply-style-name="M1" calcext:value="=&quot;M1&quot;" calcext:base-cell-address="Détail.Y14"/>
            <calcext:condition calcext:apply-style-name="M2" calcext:value="=&quot;M2&quot;" calcext:base-cell-address="Détail.Y14"/>
            <calcext:condition calcext:apply-style-name="M3" calcext:value="=&quot;M3&quot;" calcext:base-cell-address="Détail.Y14"/>
            <calcext:condition calcext:apply-style-name="EXP" calcext:value="=&quot;EXP&quot;" calcext:base-cell-address="Détail.Y14"/>
          </calcext:conditional-format>
          <calcext:conditional-format calcext:target-range-address="Détail.X5:Détail.X7">
            <calcext:condition calcext:apply-style-name="M1" calcext:value="=&quot;M1&quot;" calcext:base-cell-address="Détail.X5"/>
            <calcext:condition calcext:apply-style-name="M2" calcext:value="=&quot;M2&quot;" calcext:base-cell-address="Détail.X5"/>
            <calcext:condition calcext:apply-style-name="M3" calcext:value="=&quot;M3&quot;" calcext:base-cell-address="Détail.X5"/>
            <calcext:condition calcext:apply-style-name="EXP" calcext:value="=&quot;EXP&quot;" calcext:base-cell-address="Détail.X5"/>
          </calcext:conditional-format>
          <calcext:conditional-format calcext:target-range-address="Détail.W20:Détail.W22">
            <calcext:condition calcext:apply-style-name="M1" calcext:value="=&quot;M1&quot;" calcext:base-cell-address="Détail.W20"/>
            <calcext:condition calcext:apply-style-name="M2" calcext:value="=&quot;M2&quot;" calcext:base-cell-address="Détail.W20"/>
            <calcext:condition calcext:apply-style-name="M3" calcext:value="=&quot;M3&quot;" calcext:base-cell-address="Détail.W20"/>
            <calcext:condition calcext:apply-style-name="EXP" calcext:value="=&quot;EXP&quot;" calcext:base-cell-address="Détail.W20"/>
          </calcext:conditional-format>
        </calcext:conditional-formats>
      </table:table>
      <table:named-expressions/>
      <table:database-ranges>
        <table:database-range table:name="__Anonymous_Sheet_DB__0" table:target-range-address="Détail.A2:Détail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1" style:family="table-cell" style:parent-style-name="Default">
      <style:text-properties fo:color="#ff0000"/>
    </style:style>
    <style:style style:name="M2" style:family="table-cell" style:parent-style-name="Default">
      <style:text-properties fo:color="#00ae00"/>
    </style:style>
    <style:style style:name="M3" style:family="table-cell" style:parent-style-name="Default">
      <style:text-properties fo:color="#0047ff"/>
    </style:style>
    <style:style style:name="EXP" style:family="table-cell" style:parent-style-name="Default">
      <style:text-properties fo:color="#944794"/>
    </style:style>
    <style:style style:name="ERROR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0000" fo:font-weight="bold"/>
    </style:style>
    <style:style style:name="OK" style:family="table-cell" style:parent-style-name="ERROR">
      <style:text-properties fo:color="#008000"/>
    </style:style>
  </office:styles>
  <office:automatic-styles>
    <style:page-layout style:name="Mpm1">
      <style:page-layout-properties fo:page-width="538.61pt" fo:page-height="283.44pt" style:num-format="1" style:print-orientation="landscape" fo:margin-top="0pt" fo:margin-bottom="0pt" fo:margin-left="0pt" fo:margin-right="0pt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20:43:55.44765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elier </meta:initial-creator>
    <meta:creation-date>2013-05-24T22:10:32</meta:creation-date>
    <dc:date>2017-04-18T20:51:49.144615971</dc:date>
    <meta:editing-duration>PT4H17M11S</meta:editing-duration>
    <meta:editing-cycles>194</meta:editing-cycles>
    <meta:generator>LibreOffice/5.3.2.2$Linux_X86_64 LibreOffice_project/6cd4f1ef626f15116896b1d8e1398b56da0d0ee1</meta:generator>
    <dc:creator>Eric PASCUAL</dc:creator>
    <meta:document-statistic meta:table-count="1" meta:cell-count="288" meta:object-count="0"/>
  </office:meta>
</office:document-meta>
</file>